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svg:stroke-color="#00ffff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0.186cm" svg:height="0.392cm" svg:x="5.106cm" svg:y="8.433cm" svg:viewBox="0 0 187 393" draw:points="0,0 187,0 187,393 0,393">
          <text:p/>
        </draw:polygon>
        <draw:polygon draw:style-name="gr1" draw:text-style-name="P1" draw:layer="layout" svg:width="0.186cm" svg:height="0.391cm" svg:x="5.106cm" svg:y="9.087cm" svg:viewBox="0 0 187 392" draw:points="0,0 187,0 187,392 0,392">
          <text:p/>
        </draw:polygon>
        <draw:polygon draw:style-name="gr1" draw:text-style-name="P1" draw:layer="layout" svg:width="0.171cm" svg:height="0.146cm" svg:x="6.193cm" svg:y="10.017cm" svg:viewBox="0 0 172 147" draw:points="0,0 172,0 172,147 0,147">
          <text:p/>
        </draw:polygon>
        <draw:polygon draw:style-name="gr1" draw:text-style-name="P1" draw:layer="layout" svg:width="0.171cm" svg:height="0.145cm" svg:x="6.193cm" svg:y="10.271cm" svg:viewBox="0 0 172 146" draw:points="0,0 172,0 172,146 0,146">
          <text:p/>
        </draw:polygon>
        <draw:polygon draw:style-name="gr1" draw:text-style-name="P1" draw:layer="layout" svg:width="0.172cm" svg:height="0.146cm" svg:x="6.51cm" svg:y="10.017cm" svg:viewBox="0 0 173 147" draw:points="0,0 173,0 173,147 0,147">
          <text:p/>
        </draw:polygon>
        <draw:polygon draw:style-name="gr1" draw:text-style-name="P1" draw:layer="layout" svg:width="0.172cm" svg:height="0.145cm" svg:x="6.51cm" svg:y="10.271cm" svg:viewBox="0 0 173 146" draw:points="0,0 173,0 173,146 0,146">
          <text:p/>
        </draw:polygon>
        <draw:polygon draw:style-name="gr1" draw:text-style-name="P1" draw:layer="layout" svg:width="0.172cm" svg:height="0.146cm" svg:x="5.875cm" svg:y="10.017cm" svg:viewBox="0 0 173 147" draw:points="0,0 173,0 173,147 0,147">
          <text:p/>
        </draw:polygon>
        <draw:polygon draw:style-name="gr1" draw:text-style-name="P1" draw:layer="layout" svg:width="0.172cm" svg:height="0.145cm" svg:x="5.875cm" svg:y="10.271cm" svg:viewBox="0 0 173 146" draw:points="0,0 173,0 173,146 0,146">
          <text:p/>
        </draw:polygon>
        <draw:polygon draw:style-name="gr1" draw:text-style-name="P1" draw:layer="layout" svg:width="0.146cm" svg:height="0.172cm" svg:x="4.64cm" svg:y="6.596cm" svg:viewBox="0 0 147 173" draw:points="0,0 147,0 147,173 0,173">
          <text:p/>
        </draw:polygon>
        <draw:polygon draw:style-name="gr1" draw:text-style-name="P1" draw:layer="layout" svg:width="0.145cm" svg:height="0.172cm" svg:x="4.894cm" svg:y="6.596cm" svg:viewBox="0 0 146 173" draw:points="0,0 146,0 146,173 0,173">
          <text:p/>
        </draw:polygon>
        <draw:polygon draw:style-name="gr1" draw:text-style-name="P1" draw:layer="layout" svg:width="0.145cm" svg:height="0.172cm" svg:x="6.482cm" svg:y="9.411cm" svg:viewBox="0 0 146 173" draw:points="0,0 146,0 146,173 0,173">
          <text:p/>
        </draw:polygon>
        <draw:polygon draw:style-name="gr1" draw:text-style-name="P1" draw:layer="layout" svg:width="0.145cm" svg:height="0.172cm" svg:x="6.735cm" svg:y="9.411cm" svg:viewBox="0 0 146 173" draw:points="0,0 146,0 146,173 0,173">
          <text:p/>
        </draw:polygon>
        <draw:polygon draw:style-name="gr1" draw:text-style-name="P1" draw:layer="layout" svg:width="0.505cm" svg:height="0.185cm" svg:x="3.508cm" svg:y="6.061cm" svg:viewBox="0 0 506 186" draw:points="0,0 506,0 506,186 0,186">
          <text:p/>
        </draw:polygon>
        <draw:polygon draw:style-name="gr1" draw:text-style-name="P1" draw:layer="layout" svg:width="0.505cm" svg:height="0.185cm" svg:x="3.508cm" svg:y="5.794cm" svg:viewBox="0 0 506 186" draw:points="0,0 506,0 506,186 0,186">
          <text:p/>
        </draw:polygon>
        <draw:polygon draw:style-name="gr1" draw:text-style-name="P1" draw:layer="layout" svg:width="0.505cm" svg:height="0.185cm" svg:x="3.508cm" svg:y="5.528cm" svg:viewBox="0 0 506 186" draw:points="0,0 506,0 506,186 0,186">
          <text:p/>
        </draw:polygon>
        <draw:polygon draw:style-name="gr1" draw:text-style-name="P1" draw:layer="layout" svg:width="0.505cm" svg:height="0.185cm" svg:x="3.508cm" svg:y="5.261cm" svg:viewBox="0 0 506 186" draw:points="0,0 506,0 506,186 0,186">
          <text:p/>
        </draw:polygon>
        <draw:polygon draw:style-name="gr1" draw:text-style-name="P1" draw:layer="layout" svg:width="0.505cm" svg:height="0.185cm" svg:x="3.508cm" svg:y="4.994cm" svg:viewBox="0 0 506 186" draw:points="0,0 506,0 506,186 0,186">
          <text:p/>
        </draw:polygon>
        <draw:polygon draw:style-name="gr1" draw:text-style-name="P1" draw:layer="layout" svg:width="0.505cm" svg:height="0.185cm" svg:x="3.508cm" svg:y="4.728cm" svg:viewBox="0 0 506 186" draw:points="0,0 506,0 506,186 0,186">
          <text:p/>
        </draw:polygon>
        <draw:polygon draw:style-name="gr1" draw:text-style-name="P1" draw:layer="layout" svg:width="0.505cm" svg:height="0.185cm" svg:x="3.508cm" svg:y="4.461cm" svg:viewBox="0 0 506 186" draw:points="0,0 506,0 506,186 0,186">
          <text:p/>
        </draw:polygon>
        <draw:polygon draw:style-name="gr1" draw:text-style-name="P1" draw:layer="layout" svg:width="0.505cm" svg:height="0.186cm" svg:x="3.508cm" svg:y="4.194cm" svg:viewBox="0 0 506 187" draw:points="0,0 506,0 506,187 0,187">
          <text:p/>
        </draw:polygon>
        <draw:polygon draw:style-name="gr1" draw:text-style-name="P1" draw:layer="layout" svg:width="0.506cm" svg:height="0.185cm" svg:x="5.64cm" svg:y="6.061cm" svg:viewBox="0 0 507 186" draw:points="0,0 507,0 507,186 0,186">
          <text:p/>
        </draw:polygon>
        <draw:polygon draw:style-name="gr1" draw:text-style-name="P1" draw:layer="layout" svg:width="0.506cm" svg:height="0.185cm" svg:x="5.64cm" svg:y="5.794cm" svg:viewBox="0 0 507 186" draw:points="0,0 507,0 507,186 0,186">
          <text:p/>
        </draw:polygon>
        <draw:polygon draw:style-name="gr1" draw:text-style-name="P1" draw:layer="layout" svg:width="0.506cm" svg:height="0.185cm" svg:x="5.64cm" svg:y="5.528cm" svg:viewBox="0 0 507 186" draw:points="0,0 507,0 507,186 0,186">
          <text:p/>
        </draw:polygon>
        <draw:polygon draw:style-name="gr1" draw:text-style-name="P1" draw:layer="layout" svg:width="0.506cm" svg:height="0.185cm" svg:x="5.64cm" svg:y="5.261cm" svg:viewBox="0 0 507 186" draw:points="0,0 507,0 507,186 0,186">
          <text:p/>
        </draw:polygon>
        <draw:polygon draw:style-name="gr1" draw:text-style-name="P1" draw:layer="layout" svg:width="0.506cm" svg:height="0.185cm" svg:x="5.64cm" svg:y="4.994cm" svg:viewBox="0 0 507 186" draw:points="0,0 507,0 507,186 0,186">
          <text:p/>
        </draw:polygon>
        <draw:polygon draw:style-name="gr1" draw:text-style-name="P1" draw:layer="layout" svg:width="0.506cm" svg:height="0.185cm" svg:x="5.64cm" svg:y="4.728cm" svg:viewBox="0 0 507 186" draw:points="0,0 507,0 507,186 0,186">
          <text:p/>
        </draw:polygon>
        <draw:polygon draw:style-name="gr1" draw:text-style-name="P1" draw:layer="layout" svg:width="0.506cm" svg:height="0.185cm" svg:x="5.64cm" svg:y="4.461cm" svg:viewBox="0 0 507 186" draw:points="0,0 507,0 507,186 0,186">
          <text:p/>
        </draw:polygon>
        <draw:polygon draw:style-name="gr1" draw:text-style-name="P1" draw:layer="layout" svg:width="0.506cm" svg:height="0.186cm" svg:x="5.64cm" svg:y="4.194cm" svg:viewBox="0 0 507 187" draw:points="0,0 507,0 507,187 0,187">
          <text:p/>
        </draw:polygon>
        <draw:polygon draw:style-name="gr1" draw:text-style-name="P1" draw:layer="layout" svg:width="0.426cm" svg:height="0.186cm" svg:x="3.382cm" svg:y="8.537cm" svg:viewBox="0 0 427 187" draw:points="0,0 427,0 427,187 0,187">
          <text:p/>
        </draw:polygon>
        <draw:polygon draw:style-name="gr1" draw:text-style-name="P1" draw:layer="layout" svg:width="0.426cm" svg:height="0.185cm" svg:x="3.382cm" svg:y="9.084cm" svg:viewBox="0 0 427 186" draw:points="0,0 427,0 427,186 0,186">
          <text:p/>
        </draw:polygon>
        <draw:polygon draw:style-name="gr1" draw:text-style-name="P1" draw:layer="layout" svg:width="0.318cm" svg:height="0.159cm" svg:x="6.945cm" svg:y="6.328cm" svg:viewBox="0 0 319 160" draw:points="0,0 319,0 319,160 0,160">
          <text:p/>
        </draw:polygon>
        <draw:polygon draw:style-name="gr1" draw:text-style-name="P1" draw:layer="layout" svg:width="0.318cm" svg:height="0.159cm" svg:x="6.945cm" svg:y="6.807cm" svg:viewBox="0 0 319 160" draw:points="0,0 319,0 319,160 0,160">
          <text:p/>
        </draw:polygon>
        <draw:polygon draw:style-name="gr1" draw:text-style-name="P1" draw:layer="layout" svg:width="0.318cm" svg:height="0.159cm" svg:x="7.745cm" svg:y="6.807cm" svg:viewBox="0 0 319 160" draw:points="0,0 319,0 319,160 0,160">
          <text:p/>
        </draw:polygon>
        <draw:polygon draw:style-name="gr1" draw:text-style-name="P1" draw:layer="layout" svg:width="0.318cm" svg:height="0.159cm" svg:x="7.745cm" svg:y="6.328cm" svg:viewBox="0 0 319 160" draw:points="0,0 319,0 319,160 0,160">
          <text:p/>
        </draw:polygon>
        <draw:polygon draw:style-name="gr1" draw:text-style-name="P1" draw:layer="layout" svg:width="0.146cm" svg:height="0.172cm" svg:x="6.142cm" svg:y="9.411cm" svg:viewBox="0 0 147 173" draw:points="0,0 147,0 147,173 0,173">
          <text:p/>
        </draw:polygon>
        <draw:polygon draw:style-name="gr1" draw:text-style-name="P1" draw:layer="layout" svg:width="0.145cm" svg:height="0.172cm" svg:x="5.889cm" svg:y="9.411cm" svg:viewBox="0 0 146 173" draw:points="0,0 146,0 146,173 0,173">
          <text:p/>
        </draw:polygon>
        <draw:polygon draw:style-name="gr1" draw:text-style-name="P1" draw:layer="layout" svg:width="0.146cm" svg:height="0.172cm" svg:x="3.137cm" svg:y="4.522cm" svg:viewBox="0 0 147 173" draw:points="0,0 147,0 147,173 0,173">
          <text:p/>
        </draw:polygon>
        <draw:polygon draw:style-name="gr1" draw:text-style-name="P1" draw:layer="layout" svg:width="0.145cm" svg:height="0.172cm" svg:x="2.884cm" svg:y="4.522cm" svg:viewBox="0 0 146 173" draw:points="0,0 146,0 146,173 0,173">
          <text:p/>
        </draw:polygon>
        <draw:polygon draw:style-name="gr1" draw:text-style-name="P1" draw:layer="layout" svg:width="0.145cm" svg:height="0.172cm" svg:x="5.931cm" svg:y="6.596cm" svg:viewBox="0 0 146 173" draw:points="0,0 146,0 146,173 0,173">
          <text:p/>
        </draw:polygon>
        <draw:polygon draw:style-name="gr1" draw:text-style-name="P1" draw:layer="layout" svg:width="0.146cm" svg:height="0.172cm" svg:x="5.677cm" svg:y="6.596cm" svg:viewBox="0 0 147 173" draw:points="0,0 147,0 147,173 0,173">
          <text:p/>
        </draw:polygon>
        <draw:polygon draw:style-name="gr1" draw:text-style-name="P1" draw:layer="layout" svg:width="0.146cm" svg:height="0.172cm" svg:x="6.883cm" svg:y="5.856cm" svg:viewBox="0 0 147 173" draw:points="0,0 147,0 147,173 0,173">
          <text:p/>
        </draw:polygon>
        <draw:polygon draw:style-name="gr1" draw:text-style-name="P1" draw:layer="layout" svg:width="0.145cm" svg:height="0.172cm" svg:x="6.63cm" svg:y="5.856cm" svg:viewBox="0 0 146 173" draw:points="0,0 146,0 146,173 0,173">
          <text:p/>
        </draw:polygon>
        <draw:polygon draw:style-name="gr1" draw:text-style-name="P1" draw:layer="layout" svg:width="0.172cm" svg:height="0.145cm" svg:x="6.616cm" svg:y="6.335cm" svg:viewBox="0 0 173 146" draw:points="0,0 173,0 173,146 0,146">
          <text:p/>
        </draw:polygon>
        <draw:polygon draw:style-name="gr1" draw:text-style-name="P1" draw:layer="layout" svg:width="0.172cm" svg:height="0.146cm" svg:x="6.616cm" svg:y="6.588cm" svg:viewBox="0 0 173 147" draw:points="0,0 173,0 173,147 0,147">
          <text:p/>
        </draw:polygon>
        <draw:polygon draw:style-name="gr1" draw:text-style-name="P1" draw:layer="layout" svg:width="0.172cm" svg:height="0.146cm" svg:x="6.616cm" svg:y="5.128cm" svg:viewBox="0 0 173 147" draw:points="0,0 173,0 173,147 0,147">
          <text:p/>
        </draw:polygon>
        <draw:polygon draw:style-name="gr1" draw:text-style-name="P1" draw:layer="layout" svg:width="0.172cm" svg:height="0.145cm" svg:x="6.616cm" svg:y="5.382cm" svg:viewBox="0 0 173 146" draw:points="0,0 173,0 173,146 0,146">
          <text:p/>
        </draw:polygon>
        <draw:polygon draw:style-name="gr1" draw:text-style-name="P1" draw:layer="layout" svg:width="0.318cm" svg:height="0.158cm" svg:x="6.945cm" svg:y="5.122cm" svg:viewBox="0 0 319 159" draw:points="0,0 319,0 319,159 0,159">
          <text:p/>
        </draw:polygon>
        <draw:polygon draw:style-name="gr1" draw:text-style-name="P1" draw:layer="layout" svg:width="0.318cm" svg:height="0.158cm" svg:x="6.945cm" svg:y="5.602cm" svg:viewBox="0 0 319 159" draw:points="0,0 319,0 319,159 0,159">
          <text:p/>
        </draw:polygon>
        <draw:polygon draw:style-name="gr1" draw:text-style-name="P1" draw:layer="layout" svg:width="0.318cm" svg:height="0.158cm" svg:x="7.745cm" svg:y="5.602cm" svg:viewBox="0 0 319 159" draw:points="0,0 319,0 319,159 0,159">
          <text:p/>
        </draw:polygon>
        <draw:polygon draw:style-name="gr1" draw:text-style-name="P1" draw:layer="layout" svg:width="0.318cm" svg:height="0.158cm" svg:x="7.745cm" svg:y="5.122cm" svg:viewBox="0 0 319 159" draw:points="0,0 319,0 319,159 0,159">
          <text:p/>
        </draw:polygon>
        <draw:polygon draw:style-name="gr1" draw:text-style-name="P1" draw:layer="layout" svg:width="0.238cm" svg:height="0.052cm" svg:x="5.948cm" svg:y="8.519cm" svg:viewBox="0 0 239 53" draw:points="0,0 239,0 239,53 0,53">
          <text:p/>
        </draw:polygon>
        <draw:polygon draw:style-name="gr1" draw:text-style-name="P1" draw:layer="layout" svg:width="0.238cm" svg:height="0.052cm" svg:x="5.948cm" svg:y="8.688cm" svg:viewBox="0 0 239 53" draw:points="0,0 239,0 239,53 0,53">
          <text:p/>
        </draw:polygon>
        <draw:polygon draw:style-name="gr1" draw:text-style-name="P1" draw:layer="layout" svg:width="0.238cm" svg:height="0.052cm" svg:x="5.948cm" svg:y="8.857cm" svg:viewBox="0 0 239 53" draw:points="0,0 239,0 239,53 0,53">
          <text:p/>
        </draw:polygon>
        <draw:polygon draw:style-name="gr1" draw:text-style-name="P1" draw:layer="layout" svg:width="0.238cm" svg:height="0.052cm" svg:x="5.948cm" svg:y="9.027cm" svg:viewBox="0 0 239 53" draw:points="0,0 239,0 239,53 0,53">
          <text:p/>
        </draw:polygon>
        <draw:polygon draw:style-name="gr1" draw:text-style-name="P1" draw:layer="layout" svg:width="0.238cm" svg:height="0.052cm" svg:x="5.948cm" svg:y="9.196cm" svg:viewBox="0 0 239 53" draw:points="0,0 239,0 239,53 0,53">
          <text:p/>
        </draw:polygon>
        <draw:polygon draw:style-name="gr1" draw:text-style-name="P1" draw:layer="layout" svg:width="0.238cm" svg:height="0.399cm" svg:x="6.748cm" svg:y="8.684cm" svg:viewBox="0 0 239 400" draw:points="0,0 239,0 239,400 0,400">
          <text:p/>
        </draw:polygon>
        <draw:polygon draw:style-name="gr1" draw:text-style-name="P1" draw:layer="layout" svg:width="0.146cm" svg:height="0.172cm" svg:x="3.137cm" svg:y="5.454cm" svg:viewBox="0 0 147 173" draw:points="0,0 147,0 147,173 0,173">
          <text:p/>
        </draw:polygon>
        <draw:polygon draw:style-name="gr1" draw:text-style-name="P1" draw:layer="layout" svg:width="0.145cm" svg:height="0.172cm" svg:x="2.884cm" svg:y="5.454cm" svg:viewBox="0 0 146 173" draw:points="0,0 146,0 146,173 0,173">
          <text:p/>
        </draw:polygon>
        <draw:polygon draw:style-name="gr1" draw:text-style-name="P1" draw:layer="layout" svg:width="0.145cm" svg:height="0.172cm" svg:x="2.376cm" svg:y="4.988cm" svg:viewBox="0 0 146 173" draw:points="0,0 146,0 146,173 0,173">
          <text:p/>
        </draw:polygon>
        <draw:polygon draw:style-name="gr1" draw:text-style-name="P1" draw:layer="layout" svg:width="0.145cm" svg:height="0.172cm" svg:x="2.629cm" svg:y="4.988cm" svg:viewBox="0 0 146 173" draw:points="0,0 146,0 146,173 0,173">
          <text:p/>
        </draw:polygon>
        <draw:polygon draw:style-name="gr1" draw:text-style-name="P1" draw:layer="layout" svg:width="0.145cm" svg:height="0.172cm" svg:x="2.376cm" svg:y="5.454cm" svg:viewBox="0 0 146 173" draw:points="0,0 146,0 146,173 0,173">
          <text:p/>
        </draw:polygon>
        <draw:polygon draw:style-name="gr1" draw:text-style-name="P1" draw:layer="layout" svg:width="0.145cm" svg:height="0.172cm" svg:x="2.629cm" svg:y="5.454cm" svg:viewBox="0 0 146 173" draw:points="0,0 146,0 146,173 0,173">
          <text:p/>
        </draw:polygon>
        <draw:polygon draw:style-name="gr1" draw:text-style-name="P1" draw:layer="layout" svg:width="0.146cm" svg:height="0.172cm" svg:x="3.137cm" svg:y="4.988cm" svg:viewBox="0 0 147 173" draw:points="0,0 147,0 147,173 0,173">
          <text:p/>
        </draw:polygon>
        <draw:polygon draw:style-name="gr1" draw:text-style-name="P1" draw:layer="layout" svg:width="0.145cm" svg:height="0.172cm" svg:x="2.884cm" svg:y="4.988cm" svg:viewBox="0 0 146 173" draw:points="0,0 146,0 146,173 0,173">
          <text:p/>
        </draw:polygon>
        <draw:polygon draw:style-name="gr1" draw:text-style-name="P1" draw:layer="layout" svg:width="0.319cm" svg:height="0.158cm" svg:x="2.987cm" svg:y="7.873cm" svg:viewBox="0 0 320 159" draw:points="0,0 320,0 320,159 0,159">
          <text:p/>
        </draw:polygon>
        <draw:polygon draw:style-name="gr1" draw:text-style-name="P1" draw:layer="layout" svg:width="0.319cm" svg:height="0.158cm" svg:x="2.987cm" svg:y="7.393cm" svg:viewBox="0 0 320 159" draw:points="0,0 320,0 320,159 0,159">
          <text:p/>
        </draw:polygon>
        <draw:polygon draw:style-name="gr1" draw:text-style-name="P1" draw:layer="layout" svg:width="0.319cm" svg:height="0.158cm" svg:x="2.187cm" svg:y="7.393cm" svg:viewBox="0 0 320 159" draw:points="0,0 320,0 320,159 0,159">
          <text:p/>
        </draw:polygon>
        <draw:polygon draw:style-name="gr1" draw:text-style-name="P1" draw:layer="layout" svg:width="0.319cm" svg:height="0.158cm" svg:x="2.187cm" svg:y="7.873cm" svg:viewBox="0 0 320 159" draw:points="0,0 320,0 320,159 0,159">
          <text:p/>
        </draw:polygon>
        <draw:polygon draw:style-name="gr1" draw:text-style-name="P1" draw:layer="layout" svg:width="0.186cm" svg:height="0.392cm" draw:transform="rotate (1.5707963267949) translate (18.5973156684332cm 7.95250344931014cm)" svg:viewBox="0 0 187 393" draw:points="0,0 187,0 187,393 0,393">
          <text:p/>
        </draw:polygon>
        <draw:polygon draw:style-name="gr1" draw:text-style-name="P1" draw:layer="layout" svg:width="0.186cm" svg:height="0.391cm" draw:transform="rotate (1.5707963267949) translate (19.2512502749725cm 7.95250344931014cm)" svg:viewBox="0 0 187 392" draw:points="0,0 187,0 187,392 0,392">
          <text:p/>
        </draw:polygon>
        <draw:polygon draw:style-name="gr1" draw:text-style-name="P1" draw:layer="layout" svg:width="0.171cm" svg:height="0.146cm" draw:transform="rotate (1.5707963267949) translate (20.1811572842716cm 6.86566646670666cm)" svg:viewBox="0 0 172 147" draw:points="0,0 172,0 172,147 0,147">
          <text:p/>
        </draw:polygon>
        <draw:polygon draw:style-name="gr1" draw:text-style-name="P1" draw:layer="layout" svg:width="0.171cm" svg:height="0.145cm" draw:transform="rotate (1.5707963267949) translate (20.4351318868113cm 6.86566646670666cm)" svg:viewBox="0 0 172 146" draw:points="0,0 172,0 172,146 0,146">
          <text:p/>
        </draw:polygon>
        <draw:polygon draw:style-name="gr1" draw:text-style-name="P1" draw:layer="layout" svg:width="0.172cm" svg:height="0.146cm" draw:transform="rotate (1.5707963267949) translate (20.1811572842716cm 6.54871400719856cm)" svg:viewBox="0 0 173 147" draw:points="0,0 173,0 173,147 0,147">
          <text:p/>
        </draw:polygon>
        <draw:polygon draw:style-name="gr1" draw:text-style-name="P1" draw:layer="layout" svg:width="0.172cm" svg:height="0.145cm" draw:transform="rotate (1.5707963267949) translate (20.4351318868113cm 6.54871400719856cm)" svg:viewBox="0 0 173 146" draw:points="0,0 173,0 173,146 0,146">
          <text:p/>
        </draw:polygon>
        <draw:polygon draw:style-name="gr1" draw:text-style-name="P1" draw:layer="layout" svg:width="0.172cm" svg:height="0.146cm" draw:transform="rotate (1.5707963267949) translate (20.1811572842716cm 7.18361877624475cm)" svg:viewBox="0 0 173 147" draw:points="0,0 173,0 173,147 0,147">
          <text:p/>
        </draw:polygon>
        <draw:polygon draw:style-name="gr1" draw:text-style-name="P1" draw:layer="layout" svg:width="0.172cm" svg:height="0.145cm" draw:transform="rotate (1.5707963267949) translate (20.4351318868113cm 7.18361877624475cm)" svg:viewBox="0 0 173 146" draw:points="0,0 173,0 173,146 0,146">
          <text:p/>
        </draw:polygon>
        <draw:polygon draw:style-name="gr1" draw:text-style-name="P1" draw:layer="layout" svg:width="0.146cm" svg:height="0.172cm" draw:transform="rotate (1.5707963267949) translate (16.760499350065cm 8.41943341331734cm)" svg:viewBox="0 0 147 173" draw:points="0,0 147,0 147,173 0,173">
          <text:p/>
        </draw:polygon>
        <draw:polygon draw:style-name="gr1" draw:text-style-name="P1" draw:layer="layout" svg:width="0.145cm" svg:height="0.172cm" draw:transform="rotate (1.5707963267949) translate (16.760499350065cm 8.16547150569886cm)" svg:viewBox="0 0 146 173" draw:points="0,0 146,0 146,173 0,173">
          <text:p/>
        </draw:polygon>
        <draw:polygon draw:style-name="gr1" draw:text-style-name="P1" draw:layer="layout" svg:width="0.145cm" svg:height="0.172cm" draw:transform="rotate (1.5707963267949) translate (19.5752178782122cm 6.57670980803839cm)" svg:viewBox="0 0 146 173" draw:points="0,0 146,0 146,173 0,173">
          <text:p/>
        </draw:polygon>
        <draw:polygon draw:style-name="gr1" draw:text-style-name="P1" draw:layer="layout" svg:width="0.145cm" svg:height="0.172cm" draw:transform="rotate (1.5707963267949) translate (19.5752178782122cm 6.32374775044991cm)" svg:viewBox="0 0 146 173" draw:points="0,0 146,0 146,173 0,173">
          <text:p/>
        </draw:polygon>
        <draw:polygon draw:style-name="gr1" draw:text-style-name="P1" draw:layer="layout" svg:width="0.505cm" svg:height="0.185cm" draw:transform="rotate (1.5707963267949) translate (16.2245529447055cm 9.55126364727055cm)" svg:viewBox="0 0 506 186" draw:points="0,0 506,0 506,186 0,186">
          <text:p/>
        </draw:polygon>
        <draw:polygon draw:style-name="gr1" draw:text-style-name="P1" draw:layer="layout" svg:width="0.505cm" svg:height="0.185cm" draw:transform="rotate (1.5707963267949) translate (15.9575796420358cm 9.55126364727055cm)" svg:viewBox="0 0 506 186" draw:points="0,0 506,0 506,186 0,186">
          <text:p/>
        </draw:polygon>
        <draw:polygon draw:style-name="gr1" draw:text-style-name="P1" draw:layer="layout" svg:width="0.505cm" svg:height="0.185cm" draw:transform="rotate (1.5707963267949) translate (15.6916062393761cm 9.55126364727055cm)" svg:viewBox="0 0 506 186" draw:points="0,0 506,0 506,186 0,186">
          <text:p/>
        </draw:polygon>
        <draw:polygon draw:style-name="gr1" draw:text-style-name="P1" draw:layer="layout" svg:width="0.505cm" svg:height="0.185cm" draw:transform="rotate (1.5707963267949) translate (15.4246329367063cm 9.55126364727055cm)" svg:viewBox="0 0 506 186" draw:points="0,0 506,0 506,186 0,186">
          <text:p/>
        </draw:polygon>
        <draw:polygon draw:style-name="gr1" draw:text-style-name="P1" draw:layer="layout" svg:width="0.505cm" svg:height="0.185cm" draw:transform="rotate (1.5707963267949) translate (15.1576596340366cm 9.55126364727055cm)" svg:viewBox="0 0 506 186" draw:points="0,0 506,0 506,186 0,186">
          <text:p/>
        </draw:polygon>
        <draw:polygon draw:style-name="gr1" draw:text-style-name="P1" draw:layer="layout" svg:width="0.505cm" svg:height="0.185cm" draw:transform="rotate (1.5707963267949) translate (14.8916862313769cm 9.55126364727055cm)" svg:viewBox="0 0 506 186" draw:points="0,0 506,0 506,186 0,186">
          <text:p/>
        </draw:polygon>
        <draw:polygon draw:style-name="gr1" draw:text-style-name="P1" draw:layer="layout" svg:width="0.505cm" svg:height="0.185cm" draw:transform="rotate (1.5707963267949) translate (14.6247129287071cm 9.55126364727055cm)" svg:viewBox="0 0 506 186" draw:points="0,0 506,0 506,186 0,186">
          <text:p/>
        </draw:polygon>
        <draw:polygon draw:style-name="gr1" draw:text-style-name="P1" draw:layer="layout" svg:width="0.505cm" svg:height="0.186cm" draw:transform="rotate (1.5707963267949) translate (14.3577396260374cm 9.55126364727055cm)" svg:viewBox="0 0 506 187" draw:points="0,0 506,0 506,187 0,187">
          <text:p/>
        </draw:polygon>
        <draw:polygon draw:style-name="gr1" draw:text-style-name="P1" draw:layer="layout" svg:width="0.506cm" svg:height="0.185cm" draw:transform="rotate (1.5707963267949) translate (16.2245529447055cm 7.41858353329334cm)" svg:viewBox="0 0 507 186" draw:points="0,0 507,0 507,186 0,186">
          <text:p/>
        </draw:polygon>
        <draw:polygon draw:style-name="gr1" draw:text-style-name="P1" draw:layer="layout" svg:width="0.506cm" svg:height="0.185cm" draw:transform="rotate (1.5707963267949) translate (15.9575796420358cm 7.41858353329334cm)" svg:viewBox="0 0 507 186" draw:points="0,0 507,0 507,186 0,186">
          <text:p/>
        </draw:polygon>
        <draw:polygon draw:style-name="gr1" draw:text-style-name="P1" draw:layer="layout" svg:width="0.506cm" svg:height="0.185cm" draw:transform="rotate (1.5707963267949) translate (15.6916062393761cm 7.41858353329334cm)" svg:viewBox="0 0 507 186" draw:points="0,0 507,0 507,186 0,186">
          <text:p/>
        </draw:polygon>
        <draw:polygon draw:style-name="gr1" draw:text-style-name="P1" draw:layer="layout" svg:width="0.506cm" svg:height="0.185cm" draw:transform="rotate (1.5707963267949) translate (15.4246329367063cm 7.41858353329334cm)" svg:viewBox="0 0 507 186" draw:points="0,0 507,0 507,186 0,186">
          <text:p/>
        </draw:polygon>
        <draw:polygon draw:style-name="gr1" draw:text-style-name="P1" draw:layer="layout" svg:width="0.506cm" svg:height="0.185cm" draw:transform="rotate (1.5707963267949) translate (15.1576596340366cm 7.41858353329334cm)" svg:viewBox="0 0 507 186" draw:points="0,0 507,0 507,186 0,186">
          <text:p/>
        </draw:polygon>
        <draw:polygon draw:style-name="gr1" draw:text-style-name="P1" draw:layer="layout" svg:width="0.506cm" svg:height="0.185cm" draw:transform="rotate (1.5707963267949) translate (14.8916862313769cm 7.41858353329334cm)" svg:viewBox="0 0 507 186" draw:points="0,0 507,0 507,186 0,186">
          <text:p/>
        </draw:polygon>
        <draw:polygon draw:style-name="gr1" draw:text-style-name="P1" draw:layer="layout" svg:width="0.506cm" svg:height="0.185cm" draw:transform="rotate (1.5707963267949) translate (14.6247129287071cm 7.41858353329334cm)" svg:viewBox="0 0 507 186" draw:points="0,0 507,0 507,186 0,186">
          <text:p/>
        </draw:polygon>
        <draw:polygon draw:style-name="gr1" draw:text-style-name="P1" draw:layer="layout" svg:width="0.506cm" svg:height="0.186cm" draw:transform="rotate (1.5707963267949) translate (14.3577396260374cm 7.41858353329334cm)" svg:viewBox="0 0 507 187" draw:points="0,0 507,0 507,187 0,187">
          <text:p/>
        </draw:polygon>
        <draw:polygon draw:style-name="gr1" draw:text-style-name="P1" draw:layer="layout" svg:width="0.426cm" svg:height="0.186cm" draw:transform="rotate (1.5707963267949) translate (18.7013052694731cm 9.67724475104979cm)" svg:viewBox="0 0 427 187" draw:points="0,0 427,0 427,187 0,187">
          <text:p/>
        </draw:polygon>
        <draw:polygon draw:style-name="gr1" draw:text-style-name="P1" draw:layer="layout" svg:width="0.426cm" svg:height="0.185cm" draw:transform="rotate (1.5707963267949) translate (19.2482505749425cm 9.67724475104979cm)" svg:viewBox="0 0 427 186" draw:points="0,0 427,0 427,186 0,186">
          <text:p/>
        </draw:polygon>
        <draw:polygon draw:style-name="gr1" draw:text-style-name="P1" draw:layer="layout" svg:width="0.318cm" svg:height="0.159cm" draw:transform="rotate (1.5707963267949) translate (16.4915262473753cm 6.11377924415117cm)" svg:viewBox="0 0 319 160" draw:points="0,0 319,0 319,160 0,160">
          <text:p/>
        </draw:polygon>
        <draw:polygon draw:style-name="gr1" draw:text-style-name="P1" draw:layer="layout" svg:width="0.318cm" svg:height="0.159cm" draw:transform="rotate (1.5707963267949) translate (16.9714782521748cm 6.11377924415117cm)" svg:viewBox="0 0 319 160" draw:points="0,0 319,0 319,160 0,160">
          <text:p/>
        </draw:polygon>
        <draw:polygon draw:style-name="gr1" draw:text-style-name="P1" draw:layer="layout" svg:width="0.318cm" svg:height="0.159cm" draw:transform="rotate (1.5707963267949) translate (16.9714782521748cm 5.31389922015597cm)" svg:viewBox="0 0 319 160" draw:points="0,0 319,0 319,160 0,160">
          <text:p/>
        </draw:polygon>
        <draw:polygon draw:style-name="gr1" draw:text-style-name="P1" draw:layer="layout" svg:width="0.318cm" svg:height="0.159cm" draw:transform="rotate (1.5707963267949) translate (16.4915262473753cm 5.31389922015597cm)" svg:viewBox="0 0 319 160" draw:points="0,0 319,0 319,160 0,160">
          <text:p/>
        </draw:polygon>
        <draw:polygon draw:style-name="gr1" draw:text-style-name="P1" draw:layer="layout" svg:width="0.146cm" svg:height="0.172cm" draw:transform="rotate (1.5707963267949) translate (19.5752178782122cm 6.91665881823635cm)" svg:viewBox="0 0 147 173" draw:points="0,0 147,0 147,173 0,173">
          <text:p/>
        </draw:polygon>
        <draw:polygon draw:style-name="gr1" draw:text-style-name="P1" draw:layer="layout" svg:width="0.145cm" svg:height="0.172cm" draw:transform="rotate (1.5707963267949) translate (19.5752178782122cm 7.16962087582484cm)" svg:viewBox="0 0 146 173" draw:points="0,0 146,0 146,173 0,173">
          <text:p/>
        </draw:polygon>
        <draw:polygon draw:style-name="gr1" draw:text-style-name="P1" draw:layer="layout" svg:width="0.146cm" svg:height="0.172cm" draw:transform="rotate (1.5707963267949) translate (14.6857068293171cm 9.92220800839832cm)" svg:viewBox="0 0 147 173" draw:points="0,0 147,0 147,173 0,173">
          <text:p/>
        </draw:polygon>
        <draw:polygon draw:style-name="gr1" draw:text-style-name="P1" draw:layer="layout" svg:width="0.145cm" svg:height="0.172cm" draw:transform="rotate (1.5707963267949) translate (14.6857068293171cm 10.1751700659868cm)" svg:viewBox="0 0 146 173" draw:points="0,0 146,0 146,173 0,173">
          <text:p/>
        </draw:polygon>
        <draw:polygon draw:style-name="gr1" draw:text-style-name="P1" draw:layer="layout" svg:width="0.145cm" svg:height="0.172cm" draw:transform="rotate (1.5707963267949) translate (16.760499350065cm 7.12762717456509cm)" svg:viewBox="0 0 146 173" draw:points="0,0 146,0 146,173 0,173">
          <text:p/>
        </draw:polygon>
        <draw:polygon draw:style-name="gr1" draw:text-style-name="P1" draw:layer="layout" svg:width="0.146cm" svg:height="0.172cm" draw:transform="rotate (1.5707963267949) translate (16.760499350065cm 7.38158908218356cm)" svg:viewBox="0 0 147 173" draw:points="0,0 147,0 147,173 0,173">
          <text:p/>
        </draw:polygon>
        <draw:polygon draw:style-name="gr1" draw:text-style-name="P1" draw:layer="layout" svg:width="0.146cm" svg:height="0.172cm" draw:transform="rotate (1.5707963267949) translate (16.0195734426557cm 6.1757699460108cm)" svg:viewBox="0 0 147 173" draw:points="0,0 147,0 147,173 0,173">
          <text:p/>
        </draw:polygon>
        <draw:polygon draw:style-name="gr1" draw:text-style-name="P1" draw:layer="layout" svg:width="0.145cm" svg:height="0.172cm" draw:transform="rotate (1.5707963267949) translate (16.0195734426557cm 6.42873200359928cm)" svg:viewBox="0 0 146 173" draw:points="0,0 146,0 146,173 0,173">
          <text:p/>
        </draw:polygon>
        <draw:polygon draw:style-name="gr1" draw:text-style-name="P1" draw:layer="layout" svg:width="0.172cm" svg:height="0.145cm" draw:transform="rotate (1.5707963267949) translate (16.4985255474453cm 6.4427299040192cm)" svg:viewBox="0 0 173 146" draw:points="0,0 173,0 173,146 0,146">
          <text:p/>
        </draw:polygon>
        <draw:polygon draw:style-name="gr1" draw:text-style-name="P1" draw:layer="layout" svg:width="0.172cm" svg:height="0.146cm" draw:transform="rotate (1.5707963267949) translate (16.751500249975cm 6.4427299040192cm)" svg:viewBox="0 0 173 147" draw:points="0,0 173,0 173,147 0,147">
          <text:p/>
        </draw:polygon>
        <draw:polygon draw:style-name="gr1" draw:text-style-name="P1" draw:layer="layout" svg:width="0.172cm" svg:height="0.146cm" draw:transform="rotate (1.5707963267949) translate (15.2916462353765cm 6.4427299040192cm)" svg:viewBox="0 0 173 147" draw:points="0,0 173,0 173,147 0,147">
          <text:p/>
        </draw:polygon>
        <draw:polygon draw:style-name="gr1" draw:text-style-name="P1" draw:layer="layout" svg:width="0.172cm" svg:height="0.145cm" draw:transform="rotate (1.5707963267949) translate (15.5456208379162cm 6.4427299040192cm)" svg:viewBox="0 0 173 146" draw:points="0,0 173,0 173,146 0,146">
          <text:p/>
        </draw:polygon>
        <draw:polygon draw:style-name="gr1" draw:text-style-name="P1" draw:layer="layout" svg:width="0.318cm" svg:height="0.158cm" draw:transform="rotate (1.5707963267949) translate (15.2856468353165cm 6.11377924415117cm)" svg:viewBox="0 0 319 159" draw:points="0,0 319,0 319,159 0,159">
          <text:p/>
        </draw:polygon>
        <draw:polygon draw:style-name="gr1" draw:text-style-name="P1" draw:layer="layout" svg:width="0.318cm" svg:height="0.158cm" draw:transform="rotate (1.5707963267949) translate (15.765598840116cm 6.11377924415117cm)" svg:viewBox="0 0 319 159" draw:points="0,0 319,0 319,159 0,159">
          <text:p/>
        </draw:polygon>
        <draw:polygon draw:style-name="gr1" draw:text-style-name="P1" draw:layer="layout" svg:width="0.318cm" svg:height="0.158cm" draw:transform="rotate (1.5707963267949) translate (15.765598840116cm 5.31389922015597cm)" svg:viewBox="0 0 319 159" draw:points="0,0 319,0 319,159 0,159">
          <text:p/>
        </draw:polygon>
        <draw:polygon draw:style-name="gr1" draw:text-style-name="P1" draw:layer="layout" svg:width="0.318cm" svg:height="0.158cm" draw:transform="rotate (1.5707963267949) translate (15.2856468353165cm 5.31389922015597cm)" svg:viewBox="0 0 319 159" draw:points="0,0 319,0 319,159 0,159">
          <text:p/>
        </draw:polygon>
        <draw:polygon draw:style-name="gr1" draw:text-style-name="P1" draw:layer="layout" svg:width="0.238cm" svg:height="0.052cm" draw:transform="rotate (1.5707963267949) translate (18.6833070692931cm 7.11062972405519cm)" svg:viewBox="0 0 239 53" draw:points="0,0 239,0 239,53 0,53">
          <text:p/>
        </draw:polygon>
        <draw:polygon draw:style-name="gr1" draw:text-style-name="P1" draw:layer="layout" svg:width="0.238cm" svg:height="0.052cm" draw:transform="rotate (1.5707963267949) translate (18.8522901709829cm 7.11062972405519cm)" svg:viewBox="0 0 239 53" draw:points="0,0 239,0 239,53 0,53">
          <text:p/>
        </draw:polygon>
        <draw:polygon draw:style-name="gr1" draw:text-style-name="P1" draw:layer="layout" svg:width="0.238cm" svg:height="0.052cm" draw:transform="rotate (1.5707963267949) translate (19.0212732726727cm 7.11062972405519cm)" svg:viewBox="0 0 239 53" draw:points="0,0 239,0 239,53 0,53">
          <text:p/>
        </draw:polygon>
        <draw:polygon draw:style-name="gr1" draw:text-style-name="P1" draw:layer="layout" svg:width="0.238cm" svg:height="0.052cm" draw:transform="rotate (1.5707963267949) translate (19.1912562743726cm 7.11062972405519cm)" svg:viewBox="0 0 239 53" draw:points="0,0 239,0 239,53 0,53">
          <text:p/>
        </draw:polygon>
        <draw:polygon draw:style-name="gr1" draw:text-style-name="P1" draw:layer="layout" svg:width="0.238cm" svg:height="0.052cm" draw:transform="rotate (1.5707963267949) translate (19.3602393760624cm 7.11062972405519cm)" svg:viewBox="0 0 239 53" draw:points="0,0 239,0 239,53 0,53">
          <text:p/>
        </draw:polygon>
        <draw:polygon draw:style-name="gr1" draw:text-style-name="P1" draw:layer="layout" svg:width="0.238cm" svg:height="0.399cm" draw:transform="rotate (1.5707963267949) translate (18.8482905709429cm 6.31074970005999cm)" svg:viewBox="0 0 239 400" draw:points="0,0 239,0 239,400 0,400">
          <text:p/>
        </draw:polygon>
        <draw:polygon draw:style-name="gr1" draw:text-style-name="P1" draw:layer="layout" svg:width="0.146cm" svg:height="0.172cm" draw:transform="rotate (1.5707963267949) translate (15.6176136386361cm 9.92220800839832cm)" svg:viewBox="0 0 147 173" draw:points="0,0 147,0 147,173 0,173">
          <text:p/>
        </draw:polygon>
        <draw:polygon draw:style-name="gr1" draw:text-style-name="P1" draw:layer="layout" svg:width="0.145cm" svg:height="0.172cm" draw:transform="rotate (1.5707963267949) translate (15.6176136386361cm 10.1751700659868cm)" svg:viewBox="0 0 146 173" draw:points="0,0 146,0 146,173 0,173">
          <text:p/>
        </draw:polygon>
        <draw:polygon draw:style-name="gr1" draw:text-style-name="P1" draw:layer="layout" svg:width="0.145cm" svg:height="0.172cm" draw:transform="rotate (1.5707963267949) translate (15.1516602339766cm 10.6830938812238cm)" svg:viewBox="0 0 146 173" draw:points="0,0 146,0 146,173 0,173">
          <text:p/>
        </draw:polygon>
        <draw:polygon draw:style-name="gr1" draw:text-style-name="P1" draw:layer="layout" svg:width="0.145cm" svg:height="0.172cm" draw:transform="rotate (1.5707963267949) translate (15.1516602339766cm 10.4301318236353cm)" svg:viewBox="0 0 146 173" draw:points="0,0 146,0 146,173 0,173">
          <text:p/>
        </draw:polygon>
        <draw:polygon draw:style-name="gr1" draw:text-style-name="P1" draw:layer="layout" svg:width="0.145cm" svg:height="0.172cm" draw:transform="rotate (1.5707963267949) translate (15.6176136386361cm 10.6830938812238cm)" svg:viewBox="0 0 146 173" draw:points="0,0 146,0 146,173 0,173">
          <text:p/>
        </draw:polygon>
        <draw:polygon draw:style-name="gr1" draw:text-style-name="P1" draw:layer="layout" svg:width="0.145cm" svg:height="0.172cm" draw:transform="rotate (1.5707963267949) translate (15.6176136386361cm 10.4301318236353cm)" svg:viewBox="0 0 146 173" draw:points="0,0 146,0 146,173 0,173">
          <text:p/>
        </draw:polygon>
        <draw:polygon draw:style-name="gr1" draw:text-style-name="P1" draw:layer="layout" svg:width="0.146cm" svg:height="0.172cm" draw:transform="rotate (1.5707963267949) translate (15.1516602339766cm 9.92220800839832cm)" svg:viewBox="0 0 147 173" draw:points="0,0 147,0 147,173 0,173">
          <text:p/>
        </draw:polygon>
        <draw:polygon draw:style-name="gr1" draw:text-style-name="P1" draw:layer="layout" svg:width="0.145cm" svg:height="0.172cm" draw:transform="rotate (1.5707963267949) translate (15.1516602339766cm 10.1751700659868cm)" svg:viewBox="0 0 146 173" draw:points="0,0 146,0 146,173 0,173">
          <text:p/>
        </draw:polygon>
        <draw:polygon draw:style-name="gr1" draw:text-style-name="P1" draw:layer="layout" svg:width="0.319cm" svg:height="0.158cm" draw:transform="rotate (1.5707963267949) translate (18.0373716628337cm 10.0721855128974cm)" svg:viewBox="0 0 320 159" draw:points="0,0 320,0 320,159 0,159">
          <text:p/>
        </draw:polygon>
        <draw:polygon draw:style-name="gr1" draw:text-style-name="P1" draw:layer="layout" svg:width="0.319cm" svg:height="0.158cm" draw:transform="rotate (1.5707963267949) translate (17.5574196580342cm 10.0721855128974cm)" svg:viewBox="0 0 320 159" draw:points="0,0 320,0 320,159 0,159">
          <text:p/>
        </draw:polygon>
        <draw:polygon draw:style-name="gr1" draw:text-style-name="P1" draw:layer="layout" svg:width="0.319cm" svg:height="0.158cm" draw:transform="rotate (1.5707963267949) translate (17.5574196580342cm 10.8720655368926cm)" svg:viewBox="0 0 320 159" draw:points="0,0 320,0 320,159 0,159">
          <text:p/>
        </draw:polygon>
        <draw:polygon draw:style-name="gr1" draw:text-style-name="P1" draw:layer="layout" svg:width="0.319cm" svg:height="0.158cm" draw:transform="rotate (1.5707963267949) translate (18.0373716628337cm 10.8720655368926cm)" svg:viewBox="0 0 320 159" draw:points="0,0 320,0 320,159 0,159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.96cm" fo:page-height="45.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8T10:41:20.428000000</meta:creation-date>
    <dc:date>2016-10-08T10:46:11.570000000</dc:date>
    <meta:editing-duration>PT4M53S</meta:editing-duration>
    <meta:editing-cycles>1</meta:editing-cycles>
    <meta:document-statistic meta:object-count="136"/>
    <meta:generator>LibreOffice/5.1.4.2$Windows_x86 LibreOffice_project/f99d75f39f1c57ebdd7ffc5f42867c12031db97a</meta:generator>
  </office:meta>
</office:document-meta>
</file>